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Standard" style:list-style-name="LFO1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 fo:margin-left="0.4333in">
        <style:tab-stops/>
      </style:paragraph-properties>
    </style:style>
    <style:style style:name="P4" style:parent-style-name="Standard" style:family="paragraph">
      <style:paragraph-properties fo:text-align="justify" fo:margin-left="0.4333in">
        <style:tab-stops/>
      </style:paragraph-properties>
    </style:style>
    <style:style style:name="P5" style:parent-style-name="Standard" style:list-style-name="LFO2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 fo:margin-left="0.4333in">
        <style:tab-stops/>
      </style:paragraph-properties>
    </style:style>
    <style:style style:name="P7" style:parent-style-name="Standard" style:list-style-name="LFO3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 fo:margin-left="0.4333in">
        <style:tab-stops/>
      </style:paragraph-properties>
    </style:style>
    <style:style style:name="P9" style:parent-style-name="Standard" style:list-style-name="LFO4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justify"/>
    </style:style>
    <style:style style:name="P11" style:parent-style-name="Standard" style:list-style-name="LFO4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list-style-name="LFO4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justify"/>
    </style:style>
    <style:style style:name="P16" style:parent-style-name="Standard" style:list-style-name="LFO4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end"/>
    </style:style>
  </office:automatic-styles>
  <office:body>
    <office:text text:use-soft-page-breaks="true">
      <text:p text:style-name="P1">SISTEMA OPERATIVO MULTICS:</text:p>
      <text:list text:style-name="LFO1" text:continue-numbering="true">
        <text:list-item>
          <text:p text:style-name="P2">¿Qué es?</text:p>
        </text:list-item>
      </text:list>
      <text:p text:style-name="P3">Sistema Operativo creado en la década de los 60, orientado al “tiempo compartido” (concepto creado debido a los largos tiempos de espera entre entradas de información por parte del usuario,<text:s/>permitiendo que un grupo de usuarios pudiera mandar información constante al equipo y así evitar tiempos de espera y, por lo tanto, mejorar la eficacia).</text:p>
      <text:p text:style-name="P4"/>
      <text:list text:style-name="LFO2" text:continue-numbering="true">
        <text:list-item>
          <text:p text:style-name="P5">¿Dónde se desarrolla?</text:p>
        </text:list-item>
      </text:list>
      <text:p text:style-name="P6">En Nueva York, EEUU</text:p>
      <text:list text:style-name="LFO3" text:continue-numbering="true">
        <text:list-item>
          <text:p text:style-name="P7">¿Quién lo desarrolla?</text:p>
        </text:list-item>
      </text:list>
      <text:p text:style-name="P8">La empresa GE Schenectady en 1964.</text:p>
      <text:list text:style-name="LFO4" text:continue-numbering="true">
        <text:list-item>
          <text:p text:style-name="P9">¿Para qué maquina?</text:p>
        </text:list-item>
      </text:list>
      <text:p text:style-name="P10">Fue desarrollado para el GE-645</text:p>
      <text:list text:style-name="LFO4" text:continue-numbering="true">
        <text:list-item>
          <text:p text:style-name="P11">Características:</text:p>
        </text:list-item>
      </text:list>
      <text:p text:style-name="P12">Si alguna parte del equipo necesitaba mantenimiento, esta podría abandonar el servicio sin afectar al resto de componentes y la máquina podría seguir funcionando.</text:p>
      <text:p text:style-name="P13">Se tenía en cuenta la seguridad militar, este equipo debía ser resistente a ataques físicos y proteger a sus usuarios, además de ser capaz de encriptar y desencriptar información secreta y confidencial.</text:p>
      <text:list text:style-name="LFO4" text:continue-numbering="true">
        <text:list-item>
          <text:p text:style-name="P14">Precursor de:</text:p>
        </text:list-item>
      </text:list>
      <text:p text:style-name="P15">Unix.</text:p>
      <text:list text:style-name="LFO4" text:continue-numbering="true">
        <text:list-item>
          <text:p text:style-name="P16">Webgrafía</text:p>
        </text:list-item>
      </text:list>
      <text:p text:style-name="P17"><text:a xlink:href="https://cce.mit.edu/" office:target-frame-name="_top" xlink:show="replace">https://cce.mit.edu/</text:a></text:p>
      <text:p text:style-name="P18"><text:a xlink:href="https://es.wikipedia.org/wiki/Tiempo_compartido_(informática)#Tiempo_compartido" office:target-frame-name="_top" xlink:show="replace">https://es.wikipedia.org/wiki/Tiempo_compartido_(inform%C3%A1tica)#Tiempo_compartido</text:a></text:p>
      <text:p text:style-name="P19"><text:a xlink:href="https://www.i-nis.com.ar/docs/gnu/historia/multics" office:target-frame-name="_top" xlink:show="replace"><text:span text:style-name="Hipervínculo">https://www.i-nis.com.ar/docs/gnu/historia/multics</text:span></text:a></text:p>
      <text:p text:style-name="Standard"/>
      <text:p text:style-name="P20">Juan María Sánchez Sánchez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19-10-23T09:41:00Z</meta:creation-date>
    <dc:date>2019-11-08T15:34:00Z</dc:date>
    <meta:template xlink:href="Normal.dotm" xlink:type="simple"/>
    <meta:editing-cycles>5</meta:editing-cycles>
    <meta:editing-duration>PT840S</meta:editing-duration>
    <meta:document-statistic meta:page-count="1" meta:paragraph-count="2" meta:word-count="204" meta:character-count="1329" meta:row-count="9" meta:non-whitespace-character-count="1127"/>
  </office:meta>
</office:document-meta>
</file>